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ara la actividad de presentación sobre Computación en la Nube, cada grupo deberá elegir uno de los temas propuestos en la lista de consignas. A continuación, desarrollarán una presentación enfocada en el tema que seleccionen, profundizando en los aspectos específicos que se indican en la consigna. <text:s/></text:p>
      <text:p text:style-name="Standard">1. Introducción a la Computación en la Nube</text:p>
      <text:p text:style-name="Standard">Definición y Concepto: Explicar qué es la Computación en la Nube. Mencionar cómo permite el acceso a datos y aplicaciones desde cualquier lugar, mediante internet.</text:p>
      <text:p text:style-name="Standard">Historia y Evolución: Breve repaso de cómo ha evolucionado desde el almacenamiento y los servidores locales hasta los servicios distribuidos en la nube.</text:p>
      <text:p text:style-name="Standard">Diferencias con Sistemas Tradicionales: Comparar la Computación en la Nube con los sistemas locales (on-premise), destacando los cambios en la infraestructura, costos y accesibilidad.</text:p>
      <text:p text:style-name="Standard">Ejemplos Cotidianos: Dar ejemplos comunes que los estudiantes puedan reconocer, como Google Drive, Dropbox, y Spotify, mostrando cómo estos servicios dependen de la nube.</text:p>
      <text:p text:style-name="Standard">2. Modelos de Servicios en la Nube (IaaS, PaaS, SaaS)</text:p>
      <text:p text:style-name="Standard">Definición de IaaS, PaaS y SaaS:</text:p>
      <text:p text:style-name="Standard">IaaS (Infrastructure as a Service): Explicar cómo provee la infraestructura como servidores virtuales, almacenamiento y redes. Ejemplo: Amazon EC2.</text:p>
      <text:p text:style-name="Standard">PaaS (Platform as a Service): Mostrar cómo permite desarrollar y desplegar aplicaciones sin preocuparse por la infraestructura. Ejemplo: Google App Engine.</text:p>
      <text:p text:style-name="Standard">SaaS (Software as a Service): Describir cómo ofrece aplicaciones completas listas para usarse en la nube. Ejemplo: Microsoft Office 365.</text:p>
      <text:p text:style-name="Standard">Casos de Uso y Ventajas de Cada Modelo: Para cada uno, explicar en qué casos se utilizan y sus beneficios, como escalabilidad en IaaS, facilidad de desarrollo en PaaS, y simplicidad para el usuario final en SaaS.</text:p>
      <text:p text:style-name="Standard">Comparativa Visual: Incluir un gráfico comparativo que muestre las diferencias y similitudes entre estos modelos.</text:p>
      <text:p text:style-name="Standard">3. Modelos de Implementación en la Nube (Pública, Privada, Híbrida, Comunitaria)</text:p>
      <text:p text:style-name="Standard">Tipos de Nubes:</text:p>
      <text:p text:style-name="Standard">Nube Pública: Acceso compartido y costos más bajos, pero con menos control de seguridad.</text:p>
      <text:p text:style-name="Standard">Nube Privada: Exclusiva para una organización, con mayor control sobre la seguridad y personalización.</text:p>
      <text:p text:style-name="Standard">Nube Híbrida: Combinación de nubes públicas y privadas para obtener lo mejor de ambas.</text:p>
      <text:p text:style-name="Standard">Nube Comunitaria: Compartida entre organizaciones con intereses comunes, como instituciones académicas o gubernamentales.</text:p>
      <text:p text:style-name="Standard">Ventajas y Desventajas: Mencionar pros y contras de cada modelo en términos de seguridad, costo, escalabilidad y flexibilidad.</text:p>
      <text:p text:style-name="Standard">Ejemplos de Uso: Dar ejemplos reales de empresas o sectores que utilizan cada tipo de nube, como bancos (nube privada), pequeñas empresas (nube pública), y gobiernos (nube comunitaria).</text:p>
      <text:p text:style-name="Standard">4. Microsoft Azure y AWS</text:p>
      <text:p text:style-name="Standard">Breve Introducción a Microsoft Azure y AWS: Describir brevemente la historia de ambas plataformas y su impacto en el mercado.</text:p>
      <text:p text:style-name="Standard">Comparativa de Servicios Clave:</text:p>
      <text:p text:style-name="Standard">Almacenamiento: Comparar servicios de almacenamiento en la nube como Amazon S3 en AWS y Azure Blob Storage.</text:p>
      <text:p text:style-name="Standard">Computación: Explicar las ofertas de computación como Amazon EC2 y Azure Virtual Machines.</text:p>
      <text:p text:style-name="Standard">Bases de Datos: Mostrar opciones de bases de datos administradas como Amazon RDS y Azure SQL Database.</text:p>
      <text:p text:style-name="Standard">Costos y Facilidad de Uso: Comparar los costos iniciales, facilidad de uso, y ventajas de cada plataforma para desarrolladores y empresas.</text:p>
      <text:p text:style-name="Standard">Ejemplo de Aplicaciones: Incluir ejemplos prácticos de aplicaciones que se pueden desplegar en ambas plataformas, como aplicaciones web y entornos de desarrollo de IA.</text:p>
      <text:p text:style-name="Standard">5. Ejemplos Prácticos de Aplicación en la Nube</text:p>
      <text:p text:style-name="Standard"><text:soft-page-break/>Caso Práctico 1: Aplicación Web: Describir cómo se implementaría una aplicación web utilizando la Computación en la Nube. Explicar el proceso desde el desarrollo hasta el despliegue en una plataforma como AWS o Azure.</text:p>
      <text:p text:style-name="Standard">Caso Práctico 2: Almacenamiento de Archivos: Mostrar cómo funciona el almacenamiento en la nube usando un servicio como Amazon S3 o Google Cloud Storage, incluyendo la seguridad de acceso y gestión de datos.</text:p>
      <text:p text:style-name="Standard">Diagramas de Arquitectura: Incluir diagramas sencillos que muestren la arquitectura de cada caso y cómo los datos fluyen a través de los servicios de la nube.</text:p>
      <text:p text:style-name="Standard">6. Beneficios y Desafíos de la Computación en la Nube</text:p>
      <text:p text:style-name="Standard">Principales Beneficios:</text:p>
      <text:p text:style-name="Standard">Escalabilidad: Explicar cómo la nube permite escalar recursos fácilmente según la demanda.</text:p>
      <text:p text:style-name="Standard">Reducción de Costos: Describir cómo se reducen los costos de infraestructura al utilizar servicios en la nube en lugar de servidores físicos.</text:p>
      <text:p text:style-name="Standard">Accesibilidad y Flexibilidad: Resaltar que los datos y aplicaciones están disponibles desde cualquier lugar con acceso a Internet.</text:p>
      <text:p text:style-name="Standard">Desafíos y Consideraciones:</text:p>
      <text:p text:style-name="Standard">Seguridad y Privacidad: Explicar preocupaciones relacionadas con la protección de datos en la nube.</text:p>
      <text:p text:style-name="Standard">Dependencia del Proveedor (Vendor Lock-in): Discutir cómo la dependencia de un proveedor específico puede ser un desafío.</text:p>
      <text:p text:style-name="Standard">Cumplimiento y Regulaciones: Mencionar cómo ciertas industrias enfrentan regulaciones específicas sobre datos y cómo esto afecta el uso de la nube.</text:p>
      <text:p text:style-name="Standard">Ejemplos de Desafíos: Incluir un ejemplo de cómo una empresa puede mitigar un problema de seguridad, como el cifrado de datos y el uso de autenticación multifactor.</text:p>
      <text:p text:style-name="Standard">7. Tendencias Futuras en la Computación en la Nube</text:p>
      <text:p text:style-name="Standard">Edge Computing: Explicar cómo esta tecnología lleva los datos y servicios más cerca del usuario para mejorar la velocidad y reducir la latencia.</text:p>
      <text:p text:style-name="Standard">Computación Sin Servidor (Serverless Computing): Describir cómo permite ejecutar código en la nube sin necesidad de administrar servidores, lo cual simplifica el desarrollo de aplicaciones.</text:p>
      <text:p text:style-name="Standard">Inteligencia Artificial y Machine Learning en la Nube: Mencionar cómo la Computación en la Nube facilita el acceso a recursos de IA, como algoritmos de machine learning y procesamiento de datos masivos.</text:p>
      <text:p text:style-name="Standard">Ejemplos Futuristas: Dar un ejemplo concreto de cada tendencia, como la implementación de dispositivos IoT en Edge Computing y servicios de IA en Azure o AWS.</text:p>
      <text:p text:style-name="Standard">Conclusión y Preguntas</text:p>
      <text:p text:style-name="Standard">Resumen de la Presentación: Resumir los conceptos clave de cada sección, como los modelos de servicio, implementación y las plataformas Azure y AWS.</text:p>
      <text:p text:style-name="Standard">Opinión del Grupo: Cada grupo debe dar su conclusión personal sobre el impacto y la relevancia futura de la Computación en la Nube.</text:p>
      <text:p text:style-name="Standard">Requisitos para la Presentación</text:p>
      <text:p text:style-name="Standard">Duración: Cada presentación debe durar aproximadamente 15 minutos.</text:p>
      <text:p text:style-name="Standard">Visuales: Usar diapositivas con gráficos, imágenes y diagramas claros y explicativos.</text:p>
      <text:p text:style-name="Standard">Claridad y Explicación: Explicar cada concepto con lenguaje claro y fácil de entender para asegurar que todos comprendan los conceptos.</text:p>
      <text:p text:style-name="Standard"/>
      <text:p text:style-name="Standard">--</text:p>
      <text:p text:style-name="Standard">Ignacio Gabriel Fontaine Digier</text:p>
      <text:p text:style-name="Standard">Licenciado en Informática y Desarrollo de Software</text:p>
      <text:p text:style-name="Standard"/>
      <text:p text:style-name="Standard">Softwar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0:35:09.915412614</meta:creation-date>
    <dc:date>2024-11-12T10:36:14.253661118</dc:date>
    <meta:editing-duration>PT1M6S</meta:editing-duration>
    <meta:editing-cycles>1</meta:editing-cycles>
    <meta:document-statistic meta:table-count="0" meta:image-count="0" meta:object-count="0" meta:page-count="2" meta:paragraph-count="59" meta:word-count="981" meta:character-count="6522" meta:non-whitespace-character-count="5598"/>
    <meta:generator>LibreOffice/24.2.6.2$Linux_X86_64 LibreOffice_project/420$Build-2</meta:generator>
  </office:meta>
</office:document-meta>
</file>